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rhqcddpf">https://www.geogebra.org/geometry/rhqcddpf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k5h7gqf">https://www.geogebra.org/geometry/nk5h7gqf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9.9986">
            <text:p>99.998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yrtbagqh">https://www.geogebra.org/geometry/yrtbagqh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7">
            <text:p>99.9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ygms4nr">https://www.geogebra.org/geometry/nygms4nr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6btgcyj">https://www.geogebra.org/geometry/m6btgcyj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hjyc93h">https://www.geogebra.org/geometry/hhjyc93h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">
            <text:p>99.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cbmncq7h">https://www.geogebra.org/geometry/cbmncq7h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.812">
            <text:p>99.81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zczfbfzp">https://www.geogebra.org/geometry/zczfbfzp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18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18:11:23.91</dc:date>
    <meta:editing-duration>PT2H17M16S</meta:editing-duration>
    <meta:editing-cycles>52</meta:editing-cycles>
    <meta:generator>OpenOffice/4.1.14$Win32 OpenOffice.org_project/4114m1$Build-9811</meta:generator>
    <meta:document-statistic meta:table-count="3" meta:cell-count="168" meta:object-count="0"/>
  </office:meta>
</office:document-meta>
</file>